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32pt" officeooo:rsid="001ba1a9" officeooo:paragraph-rsid="001ba1a9" style:font-size-asian="28pt" style:font-size-complex="32pt"/>
    </style:style>
    <style:style style:name="P2" style:family="paragraph" style:parent-style-name="Text_20_body">
      <style:text-properties fo:font-size="14pt" officeooo:rsid="001ba1a9" officeooo:paragraph-rsid="001ba1a9" style:font-size-asian="12.25pt" style:font-size-complex="14pt"/>
    </style:style>
    <style:style style:name="P3" style:family="paragraph" style:parent-style-name="Text_20_body">
      <style:text-properties fo:font-size="14pt" officeooo:rsid="001ba1a9" officeooo:paragraph-rsid="001d2e0d" style:font-size-asian="12.25pt" style:font-size-complex="14pt"/>
    </style:style>
    <style:style style:name="T1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ation normale (rapide, rebuild incremental)</text:h>
      <text:p text:style-name="Text_20_body">powershell -ExecutionPolicy Bypass -File build-windows.ps1</text:p>
      <text:h text:style-name="Heading_20_1" text:outline-level="1">Rebuild complet depuis zero</text:h>
      <text:p text:style-name="Text_20_body">powershell -ExecutionPolicy Bypass -File build-windows.ps1 -Clean</text:p>
      <text:h text:style-name="Heading_20_1" text:outline-level="1">Build sans generer le dossier dist</text:h>
      <text:p text:style-name="Text_20_body">powershell -ExecutionPolicy Bypass -File build-windows.ps1 -NoDist</text:p>
      <text:p text:style-name="Text_20_body"/>
      <text:p text:style-name="Text_20_body"/>
      <text:p text:style-name="Text_20_body"/>
      <text:p text:style-name="P1">commandes pour pousser sur github :</text:p>
      <text:p text:style-name="P3">git add -A </text:p>
      <text:p text:style-name="P3"><text:s text:c="225"/></text:p>
      <text:p text:style-name="P3">git commit -m</text:p>
      <text:p text:style-name="P3"><text:s text:c="184"/>git push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4T21:41:14.000216600</meta:creation-date>
    <dc:date>2026-04-26T10:41:54.698201574</dc:date>
    <meta:editing-duration>PT6M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46" meta:character-count="777" meta:non-whitespace-character-count="329"/>
  </office:meta>
</office:document-meta>
</file>